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Relatório de eletrônica 1</text:p>
      <text:p text:style-name="Subtitle">Laboratório 1</text:p>
      <text:p text:style-name="Author">Eduardo Kalleb</text:p>
      <text:p text:style-name="Author">Franciellen Thurler Freire Allemão</text:p>
      <text:p text:style-name="Author">Sergio Pedro Rodrigues Oliveira</text:p>
      <text:p text:style-name="Author">Victor Hugo Queiroz</text:p>
      <text:p text:style-name="Date">20 setembro 2023</text:p>
      <text:p text:style-name="Pagebreak"/>
      <text:p text:style-name="Pagebreak"/>
      <text:p text:style-name="Pagebreak"/>
      <text:h text:style-name="Heading_20_1" text:outline-level="1"><text:bookmark-start text:name="introdução"/>1 INTRODUÇÃO<text:bookmark-end text:name="introdução"/></text:h>
      <text:h text:style-name="Heading_20_2" text:outline-level="2"><text:bookmark-start text:name="experimento"/>1.1 Experimento<text:bookmark-end text:name="experimento"/></text:h>
      <text:h text:style-name="Heading_20_2" text:outline-level="2"><text:bookmark-start text:name="teoria"/>1.2 Teoria<text:bookmark-end text:name="teoria"/></text:h>
      <text:h text:style-name="Heading_20_1" text:outline-level="1"><text:bookmark-start text:name="objetivo"/>2 OBJETIVO<text:bookmark-end text:name="objetivo"/></text:h>
      <text:list text:style-name="L1">
        <text:list-item>
          <text:p text:style-name="P1">Implementar um traçador de curvas <draw:frame draw:style-name="fr1" text:anchor-type="as-char"><draw:object xlink:href="Formula-0/" xlink:type="simple" xlink:show="embed" xlink:actuate="onLoad"/></draw:frame> para dispositivos de 2 terminais.<text:line-break/></text:p>
        </text:list-item>
        <text:list-item>
          <text:p text:style-name="P1">Obter as curvas caraterísticas de vários tipos de componentes, com especial ênfase em diodos.<text:line-break/></text:p>
        </text:list-item>
      </text:list>
      <text:p text:style-name="Pagebreak"/>
      <text:h text:style-name="Heading_20_1" text:outline-level="1"><text:bookmark-start text:name="lista-de-materiais"/>3 LISTA DE MATERIAIS<text:bookmark-end text:name="lista-de-materiais"/></text:h>
      <text:p text:style-name="TableCaption">Lista de materiais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2">Materiais</text:p>
            </table:table-cell>
            <table:table-cell table:style-name="TableHeaderRowCell" office:value-type="string">
              <text:p text:style-name="P3">QTD</text:p>
            </table:table-cell>
          </table:table-row>
        </table:table-header-rows>
        <table:table-row>
          <table:table-cell table:style-name="TableRowCell" office:value-type="string">
            <text:p text:style-name="P4">Jumpers</text:p>
          </table:table-cell>
          <table:table-cell table:style-name="TableRowCell" office:value-type="string">
            <text:p text:style-name="P5">3</text:p>
          </table:table-cell>
        </table:table-row>
        <table:table-row>
          <table:table-cell table:style-name="TableRowCell" office:value-type="string">
            <text:p text:style-name="P4">Protoboard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Resistências de 2K Ohm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P4">Osciloscópio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Transformador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Multímetro da bancada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Diodo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P4">Diodo zener</text:p>
          </table:table-cell>
          <table:table-cell table:style-name="TableRowCell" office:value-type="string">
            <text:p text:style-name="P5">1</text:p>
          </table:table-cell>
        </table:table-row>
      </table:table>
      <text:p text:style-name="Pagebreak"/>
      <text:h text:style-name="Heading_20_1" text:outline-level="1"><text:bookmark-start text:name="desenvolvimento"/>4 DESENVOLVIMENTO<text:bookmark-end text:name="desenvolvimento"/></text:h>
      <text:h text:style-name="Heading_20_2" text:outline-level="2"><text:bookmark-start text:name="descrição-do-experimento"/>4.1 Descrição do experimento<text:bookmark-end text:name="descrição-do-experimento"/></text:h>
      <text:h text:style-name="Heading_20_2" text:outline-level="2"><text:bookmark-start text:name="resultados"/>4.2 Resultados<text:bookmark-end text:name="resultados"/></text:h>
      <text:h text:style-name="Heading_20_1" text:outline-level="1"><text:bookmark-start text:name="conclusão"/>5 CONCLUSÃO<text:bookmark-end text:name="conclusão"/></text:h>
      <text:p text:style-name="Pagebreak"/>
      <text:h text:style-name="Heading_20_1" text:outline-level="1"><text:bookmark-start text:name="bibliografia"/>6 BIBLIOGRAFIA<text:bookmark-end text:name="bibliografia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elatório de eletrônica 1</dc:title>
    <dc:description/>
    <dc:subject/>
    <meta:keyword/>
    <meta:initial-creator>Eduardo Kalleb; Franciellen Thurler Freire Allemão; Sergio Pedro Rodrigues Oliveira; Victor Hugo Queiroz</meta:initial-creator>
    <dc:creator>Eduardo Kalleb; Franciellen Thurler Freire Allemão; Sergio Pedro Rodrigues Oliveira; Victor Hugo Queiroz</dc:creator>
    <meta:creation-date>2023-09-20T21:49:39Z</meta:creation-date>
    <dc:date>2023-09-20T21:49:39Z</dc:date>
    <meta:user-defined meta:name="bibliography" meta:value-type="string">RMarkdown/bibliografia_eletronica1.bib</meta:user-defined>
    <meta:user-defined meta:name="csl" meta:value-type="string">RMarkdown/abnt.csl</meta:user-defined>
    <meta:user-defined meta:name="date" meta:value-type="string">20 setembro 2023</meta:user-defined>
    <meta:user-defined meta:name="header-includes" meta:value-type="string"/>
    <meta:user-defined meta:name="output" meta:value-type="string"/>
    <meta:user-defined meta:name="subtitle" meta:value-type="string">Laboratório 1</meta:user-defined>
  </office:meta>
</office:document-meta>
</file>

<file path=Formula-0/content.xml><?xml version="1.0" encoding="utf-8"?>
<math xmlns="http://www.w3.org/1998/Math/MathML" display="inline">
  <mrow>
    <mi>V</mi>
    <mo>×</mo>
    <mi>I</mi>
  </mrow>
</math>
</file>